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3.268cm"/>
    </style:style>
    <style:style style:name="Table1.C" style:family="table-column">
      <style:table-column-properties style:column-width="0.667cm"/>
    </style:style>
    <style:style style:name="Table1.I" style:family="table-column">
      <style:table-column-properties style:column-width="1.961cm"/>
    </style:style>
    <style:style style:name="Table1.J" style:family="table-column">
      <style:table-column-properties style:column-width="1.905cm"/>
    </style:style>
    <style:style style:name="Table1.K" style:family="table-column">
      <style:table-column-properties style:column-width="0.965cm"/>
    </style:style>
    <style:style style:name="Table1.L" style:family="table-column">
      <style:table-column-properties style:column-width="1.125cm"/>
    </style:style>
    <style:style style:name="Table1.M" style:family="table-column">
      <style:table-column-properties style:column-width="2.0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M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none" fo:border-right="none" fo:border-top="0.05pt solid #000000" fo:border-bottom="none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arlito" officeooo:rsid="001e9e33" officeooo:paragraph-rsid="001e9e33"/>
    </style:style>
    <style:style style:name="P2" style:family="paragraph" style:parent-style-name="Table_20_Contents">
      <style:paragraph-properties fo:text-align="center" style:justify-single-word="false"/>
      <style:text-properties style:font-name="Carlito"/>
    </style:style>
    <style:style style:name="P3" style:family="paragraph" style:parent-style-name="Table_20_Contents">
      <style:paragraph-properties fo:text-align="center" style:justify-single-word="false"/>
      <style:text-properties style:font-name="Carlito" officeooo:rsid="00200d80" officeooo:paragraph-rsid="00200d80"/>
    </style:style>
    <style:style style:name="P4" style:family="paragraph" style:parent-style-name="Table_20_Contents">
      <style:paragraph-properties fo:text-align="center" style:justify-single-word="false"/>
      <style:text-properties style:font-name="Carlito"/>
    </style:style>
    <style:style style:name="P5" style:family="paragraph" style:parent-style-name="Table_20_Contents">
      <style:paragraph-properties fo:text-align="center" style:justify-single-word="false"/>
      <style:text-properties style:font-name="Carlito" officeooo:rsid="00208b00" officeooo:paragraph-rsid="00208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1">Parcial 1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5">A</text:p>
          </table:table-cell>
          <table:table-cell table:style-name="Table1.A1" table:number-columns-spanned="2" office:value-type="string">
            <text:p text:style-name="P1">A</text:p>
          </table:table-cell>
          <table:covered-table-cell/>
          <table:table-cell table:style-name="Table1.M1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Recup 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M2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Parcial 2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P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5">D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M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Recup 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5">D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M2" office:value-type="string">
            <text:p text:style-name="P2"/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5" table:number-rows-spanned="2" office:value-type="string">
            <text:p text:style-name="P1">PROMOCIONADO</text:p>
          </table:table-cell>
          <table:table-cell table:style-name="Table1.A2" table:number-columns-spanned="6" office:value-type="string">
            <text:p text:style-name="P1">CURSADO APROBAD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5" table:number-columns-spanned="5" office:value-type="string">
            <text:p text:style-name="P1">LIB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"/>
          </table:table-cell>
          <table:covered-table-cell/>
          <table:table-cell table:style-name="Table1.B5" table:number-columns-spanned="6" office:value-type="string">
            <text:p text:style-name="P1">Rinde final REGULAR</text:p>
            <text:p text:style-name="P1">(contenidos teórico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5" table:number-columns-spanned="3" office:value-type="string">
            <text:p text:style-name="P1">Rinde final LIBRE</text:p>
            <text:p text:style-name="P1">(contenidos teóricos y prácticos)</text:p>
          </table:table-cell>
          <table:covered-table-cell/>
          <table:covered-table-cell/>
          <table:table-cell table:style-name="Table1.I5" table:number-rows-spanned="2" table:number-columns-spanned="2" office:value-type="string">
            <text:p text:style-name="P1">Recursa la materia</text:p>
          </table:table-cell>
          <table:covered-table-cell/>
        </table:table-row>
        <table:table-row>
          <table:table-cell table:style-name="Table1.A7" office:value-type="string">
            <text:p text:style-name="P1"/>
          </table:table-cell>
          <table:table-cell table:style-name="Table1.A2" table:number-columns-spanned="10" office:value-type="string">
            <text:p text:style-name="P1">¡Siguiente materia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Grosclaude</meta:initial-creator>
    <meta:creation-date>2017-03-10T08:27:20.350552529</meta:creation-date>
    <dc:date>2017-03-10T09:31:12.764770937</dc:date>
    <dc:creator>Eduardo Grosclaude</dc:creator>
    <meta:editing-duration>PT31M9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38" meta:word-count="54" meta:character-count="217" meta:non-whitespace-character-count="201"/>
  </office:meta>
</office:document-meta>
</file>